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92bbf" officeooo:paragraph-rsid="00092bbf" style:language-asian="zxx" style:country-asian="none" style:language-complex="zxx" style:country-complex="none"/>
    </style:style>
    <style:style style:name="T1" style:family="text">
      <style:text-properties fo:language="en" fo:country="US" officeooo:rsid="000af187"/>
    </style:style>
    <style:style style:name="T2" style:family="text">
      <style:text-properties fo:language="es" fo:country="ES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xt commit: </text:p>
      <text:p text:style-name="P1">added components: app-layout, title, navbar, footer. Layout contains the whole app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8T18:19:30.164000000</meta:creation-date>
    <dc:date>2024-07-28T18:22:32.386000000</dc:date>
    <meta:editing-duration>PT3M5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2" meta:word-count="13" meta:character-count="97" meta:non-whitespace-character-count="84"/>
  </office:meta>
</office:document-meta>
</file>